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0099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99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66f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66f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18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5">BACK OFFICE :</text:p>
      <text:p text:style-name="P15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PATCH :</text:p>
      <text:p text:style-name="P16"/>
      <text:p text:style-name="P19">NEW FEATURE:</text:p>
      <text:p text:style-name="P19"/>
      <text:p text:style-name="P20">Image Variation</text:p>
      <text:p text:style-name="P20">Chargement différé</text:p>
      <text:p text:style-name="P17"/>
      <text:p text:style-name="P14">TEST EN LIGNE:</text:p>
      <text:p text:style-name="P14"/>
      <text:p text:style-name="P13">Le poids des images en php.</text:p>
      <text:p text:style-name="P13"/>
      <text:p text:style-name="P13">Tester les temps de charg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53M31S</meta:editing-duration>
    <meta:editing-cycles>15</meta:editing-cycles>
    <meta:generator>OpenOffice/4.1.7$Win32 OpenOffice.org_project/417m1$Build-9800</meta:generator>
    <dc:date>2022-10-27T22:32:10.91</dc:date>
    <dc:creator>Yoan Sabatier</dc:creator>
    <meta:document-statistic meta:table-count="0" meta:image-count="0" meta:object-count="0" meta:page-count="3" meta:paragraph-count="50" meta:word-count="218" meta:character-count="1408"/>
    <meta:user-defined meta:name="Info 1"/>
    <meta:user-defined meta:name="Info 2"/>
    <meta:user-defined meta:name="Info 3"/>
    <meta:user-defined meta:name="Info 4"/>
  </office:meta>
</office:document-meta>
</file>